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1f6779" officeooo:paragraph-rsid="001f6779" style:font-size-asian="12pt" style:font-size-complex="12pt"/>
    </style:style>
    <style:style style:name="P2"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23e7b9" officeooo:paragraph-rsid="002c9533" style:font-size-asian="12pt" style:font-size-complex="12pt"/>
    </style:style>
    <style:style style:name="P3"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2685c5" officeooo:paragraph-rsid="00315a1c" style:font-size-asian="12pt" style:font-size-complex="12pt"/>
    </style:style>
    <style:style style:name="P4"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27dc94" officeooo:paragraph-rsid="0027dc94" style:font-size-asian="12pt" style:font-size-complex="12pt"/>
    </style:style>
    <style:style style:name="P5" style:family="paragraph" style:parent-style-name="Header">
      <style:paragraph-properties fo:text-align="end" style:justify-single-word="false"/>
      <style:text-properties officeooo:paragraph-rsid="005e46d6"/>
    </style:style>
    <style:style style:name="P6" style:family="paragraph" style:parent-style-name="Text_20_body">
      <style:paragraph-properties fo:margin-left="0in" fo:margin-right="0in" fo:margin-top="0.1in" fo:margin-bottom="0.1in" style:contextual-spacing="false" fo:orphans="2" fo:widows="2" fo:text-indent="0in" style:auto-text-indent="false"/>
      <style:text-properties fo:font-variant="normal" fo:text-transform="none" fo:color="#2d3b45" loext:opacity="100%" style:font-name="Arial1" fo:font-size="12pt" fo:letter-spacing="normal" fo:font-style="normal" fo:font-weight="normal" officeooo:rsid="002aa7c5" officeooo:paragraph-rsid="0027dc94" style:font-size-asian="12pt" style:font-size-complex="12pt"/>
    </style:style>
    <style:style style:name="P7"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fo:font-variant="normal" fo:text-transform="none" fo:color="#2d3b45" loext:opacity="100%" style:font-name="Arial1" fo:font-size="12pt" fo:letter-spacing="normal" fo:font-style="normal" fo:font-weight="bold" officeooo:rsid="001f6779" officeooo:paragraph-rsid="001f6779" style:font-size-asian="12pt" style:font-weight-asian="bold" style:font-size-complex="12pt" style:font-weight-complex="bold"/>
    </style:style>
    <style:style style:name="P8"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1af07b" officeooo:paragraph-rsid="005e46d6" style:font-size-asian="12pt" style:font-size-complex="12pt"/>
    </style:style>
    <style:style style:name="P9"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style:font-name="Arial1" fo:font-size="12pt" officeooo:rsid="001af07b" officeooo:paragraph-rsid="005e46d6" style:font-size-asian="12pt" style:font-size-complex="12pt"/>
    </style:style>
    <style:style style:name="P10"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1f6779" officeooo:paragraph-rsid="001f6779" style:font-size-asian="12pt" style:font-size-complex="12pt"/>
    </style:style>
    <style:style style:name="P11"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2ab104" officeooo:paragraph-rsid="002ab104" style:font-size-asian="12pt" style:font-size-complex="12pt"/>
    </style:style>
    <style:style style:name="P12"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3b1c66" officeooo:paragraph-rsid="003b1c66" style:font-size-asian="12pt" style:font-size-complex="12pt"/>
    </style:style>
    <style:style style:name="P13" style:family="paragraph" style:parent-style-name="Text_20_body">
      <style:paragraph-properties fo:margin-left="0in" fo:margin-right="0in" fo:margin-top="0.1in" fo:margin-bottom="0.1in" style:contextual-spacing="false" fo:orphans="2" fo:widows="2" fo:text-indent="0in" style:auto-text-indent="false"/>
      <style:text-properties style:font-name="Arial1" fo:font-size="12pt" officeooo:rsid="002685c5" officeooo:paragraph-rsid="00436531" style:font-size-asian="12pt" style:font-size-complex="12pt"/>
    </style:style>
    <style:style style:name="P14"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3c68c5" style:font-size-asian="12pt" style:font-size-complex="12pt"/>
    </style:style>
    <style:style style:name="T1" style:family="text">
      <style:text-properties fo:font-variant="normal" fo:text-transform="none" fo:color="#2d3b45" loext:opacity="100%" fo:letter-spacing="normal" fo:font-style="normal" fo:font-weight="normal"/>
    </style:style>
    <style:style style:name="T2" style:family="text">
      <style:text-properties fo:font-variant="normal" fo:text-transform="none" fo:color="#2d3b45" loext:opacity="100%" fo:letter-spacing="normal" fo:font-style="normal" fo:font-weight="normal" officeooo:rsid="001ce061"/>
    </style:style>
    <style:style style:name="T3" style:family="text">
      <style:text-properties fo:font-variant="normal" fo:text-transform="none" fo:color="#2d3b45" loext:opacity="100%" fo:letter-spacing="normal" fo:font-style="normal" fo:font-weight="normal" officeooo:rsid="001f6779"/>
    </style:style>
    <style:style style:name="T4" style:family="text">
      <style:text-properties fo:font-variant="normal" fo:text-transform="none" fo:color="#2d3b45" loext:opacity="100%" fo:letter-spacing="normal" fo:font-style="normal" fo:font-weight="normal" officeooo:rsid="001e913d"/>
    </style:style>
    <style:style style:name="T5" style:family="text">
      <style:text-properties fo:font-variant="normal" fo:text-transform="none" fo:color="#2d3b45" loext:opacity="100%" fo:letter-spacing="normal" fo:font-style="normal" fo:font-weight="normal" officeooo:rsid="0020daa1"/>
    </style:style>
    <style:style style:name="T6" style:family="text">
      <style:text-properties fo:font-variant="normal" fo:text-transform="none" fo:color="#2d3b45" loext:opacity="100%" fo:letter-spacing="normal" fo:font-style="normal" fo:font-weight="normal" officeooo:rsid="0021067b"/>
    </style:style>
    <style:style style:name="T7" style:family="text">
      <style:text-properties fo:font-variant="normal" fo:text-transform="none" fo:color="#2d3b45" loext:opacity="100%" fo:letter-spacing="normal" fo:font-style="normal" fo:font-weight="normal" officeooo:rsid="0022855b"/>
    </style:style>
    <style:style style:name="T8" style:family="text">
      <style:text-properties fo:font-variant="normal" fo:text-transform="none" fo:color="#2d3b45" loext:opacity="100%" fo:letter-spacing="normal" fo:font-style="normal" fo:font-weight="normal" officeooo:rsid="00236d1c"/>
    </style:style>
    <style:style style:name="T9" style:family="text">
      <style:text-properties fo:font-variant="normal" fo:text-transform="none" fo:color="#2d3b45" loext:opacity="100%" fo:letter-spacing="normal" fo:font-style="normal" fo:font-weight="normal" officeooo:rsid="0023e7b9"/>
    </style:style>
    <style:style style:name="T10" style:family="text">
      <style:text-properties fo:font-variant="normal" fo:text-transform="none" fo:color="#2d3b45" loext:opacity="100%" fo:letter-spacing="normal" fo:font-style="normal" fo:font-weight="normal" style:font-style-asian="normal" style:font-style-complex="normal"/>
    </style:style>
    <style:style style:name="T11" style:family="text">
      <style:text-properties fo:font-variant="normal" fo:text-transform="none" fo:color="#2d3b45" loext:opacity="100%" fo:letter-spacing="normal" fo:font-style="normal" fo:font-weight="normal" officeooo:rsid="0023e7b9" style:font-style-asian="normal" style:font-style-complex="normal"/>
    </style:style>
    <style:style style:name="T12" style:family="text">
      <style:text-properties fo:font-variant="normal" fo:text-transform="none" fo:color="#2d3b45" loext:opacity="100%" fo:letter-spacing="normal" fo:font-style="normal" fo:font-weight="normal" officeooo:rsid="0029d078" style:font-style-asian="normal" style:font-style-complex="normal"/>
    </style:style>
    <style:style style:name="T13" style:family="text">
      <style:text-properties fo:font-variant="normal" fo:text-transform="none" fo:color="#2d3b45" loext:opacity="100%" fo:letter-spacing="normal" fo:font-style="normal" fo:font-weight="normal" officeooo:rsid="0036f1f3" style:font-style-asian="normal" style:font-style-complex="normal"/>
    </style:style>
    <style:style style:name="T14" style:family="text">
      <style:text-properties fo:font-variant="normal" fo:text-transform="none" fo:color="#2d3b45" loext:opacity="100%" fo:letter-spacing="normal" fo:font-style="normal" fo:font-weight="normal" officeooo:rsid="00379d8f" style:font-style-asian="normal" style:font-style-complex="normal"/>
    </style:style>
    <style:style style:name="T15" style:family="text">
      <style:text-properties fo:font-variant="normal" fo:text-transform="none" fo:color="#2d3b45" loext:opacity="100%" fo:letter-spacing="normal" fo:font-style="normal" fo:font-weight="normal" officeooo:rsid="0037d2df" style:font-style-asian="normal" style:font-style-complex="normal"/>
    </style:style>
    <style:style style:name="T16" style:family="text">
      <style:text-properties fo:font-variant="normal" fo:text-transform="none" fo:color="#2d3b45" loext:opacity="100%" fo:letter-spacing="normal" fo:font-style="normal" fo:font-weight="normal" officeooo:rsid="0039c41b" style:font-style-asian="normal" style:font-style-complex="normal"/>
    </style:style>
    <style:style style:name="T17" style:family="text">
      <style:text-properties fo:font-variant="normal" fo:text-transform="none" fo:color="#2d3b45" loext:opacity="100%" fo:letter-spacing="normal" fo:font-style="normal" fo:font-weight="normal" officeooo:rsid="003a6c90" style:font-style-asian="normal" style:font-style-complex="normal"/>
    </style:style>
    <style:style style:name="T18" style:family="text">
      <style:text-properties fo:font-variant="normal" fo:text-transform="none" fo:color="#2d3b45" loext:opacity="100%" fo:letter-spacing="normal" fo:font-style="normal" fo:font-weight="normal" officeooo:rsid="00699a8c" style:font-style-asian="normal" style:font-style-complex="normal"/>
    </style:style>
    <style:style style:name="T19" style:family="text">
      <style:text-properties fo:font-variant="normal" fo:text-transform="none" fo:color="#2d3b45" loext:opacity="100%" fo:letter-spacing="normal" fo:font-style="normal" fo:font-weight="normal" officeooo:rsid="002488ee"/>
    </style:style>
    <style:style style:name="T20" style:family="text">
      <style:text-properties fo:font-variant="normal" fo:text-transform="none" fo:color="#2d3b45" loext:opacity="100%" fo:letter-spacing="normal" fo:font-style="normal" fo:font-weight="normal" officeooo:rsid="0025c794"/>
    </style:style>
    <style:style style:name="T21" style:family="text">
      <style:text-properties fo:font-variant="normal" fo:text-transform="none" fo:color="#2d3b45" loext:opacity="100%" fo:letter-spacing="normal" fo:font-style="normal" fo:font-weight="normal" officeooo:rsid="002685c5"/>
    </style:style>
    <style:style style:name="T22" style:family="text">
      <style:text-properties fo:font-variant="normal" fo:text-transform="none" fo:color="#2d3b45" loext:opacity="100%" fo:letter-spacing="normal" fo:font-style="normal" fo:font-weight="normal" officeooo:rsid="0026c0fe"/>
    </style:style>
    <style:style style:name="T23" style:family="text">
      <style:text-properties fo:font-variant="normal" fo:text-transform="none" fo:color="#2d3b45" loext:opacity="100%" fo:letter-spacing="normal" fo:font-style="normal" fo:font-weight="normal" officeooo:rsid="002aa7c5"/>
    </style:style>
    <style:style style:name="T24" style:family="text">
      <style:text-properties fo:font-variant="normal" fo:text-transform="none" fo:color="#2d3b45" loext:opacity="100%" fo:letter-spacing="normal" fo:font-style="normal" fo:font-weight="normal" officeooo:rsid="002ab104"/>
    </style:style>
    <style:style style:name="T25" style:family="text">
      <style:text-properties fo:font-variant="normal" fo:text-transform="none" fo:color="#2d3b45" loext:opacity="100%" fo:letter-spacing="normal" fo:font-style="normal" fo:font-weight="normal" officeooo:rsid="002c9533"/>
    </style:style>
    <style:style style:name="T26" style:family="text">
      <style:text-properties fo:font-variant="normal" fo:text-transform="none" fo:color="#2d3b45" loext:opacity="100%" fo:letter-spacing="normal" fo:font-style="normal" fo:font-weight="normal" officeooo:rsid="002f8d3b"/>
    </style:style>
    <style:style style:name="T27" style:family="text">
      <style:text-properties fo:font-variant="normal" fo:text-transform="none" fo:color="#2d3b45" loext:opacity="100%" fo:letter-spacing="normal" fo:font-style="normal" fo:font-weight="normal" officeooo:rsid="00315a1c"/>
    </style:style>
    <style:style style:name="T28" style:family="text">
      <style:text-properties fo:font-variant="normal" fo:text-transform="none" fo:color="#2d3b45" loext:opacity="100%" fo:letter-spacing="normal" fo:font-style="normal" fo:font-weight="normal" officeooo:rsid="00349eaf"/>
    </style:style>
    <style:style style:name="T29" style:family="text">
      <style:text-properties fo:font-variant="normal" fo:text-transform="none" fo:color="#2d3b45" loext:opacity="100%" fo:letter-spacing="normal" fo:font-style="normal" fo:font-weight="normal" officeooo:rsid="0036f1f3"/>
    </style:style>
    <style:style style:name="T30" style:family="text">
      <style:text-properties fo:font-variant="normal" fo:text-transform="none" fo:color="#2d3b45" loext:opacity="100%" fo:letter-spacing="normal" fo:font-style="normal" fo:font-weight="normal" officeooo:rsid="0037d2df"/>
    </style:style>
    <style:style style:name="T31" style:family="text">
      <style:text-properties fo:font-variant="normal" fo:text-transform="none" fo:color="#2d3b45" loext:opacity="100%" fo:letter-spacing="normal" fo:font-style="normal" fo:font-weight="normal" officeooo:rsid="0039c41b"/>
    </style:style>
    <style:style style:name="T32" style:family="text">
      <style:text-properties fo:font-variant="normal" fo:text-transform="none" fo:color="#2d3b45" loext:opacity="100%" fo:letter-spacing="normal" fo:font-style="normal" fo:font-weight="normal" officeooo:rsid="003c68c5"/>
    </style:style>
    <style:style style:name="T33" style:family="text">
      <style:text-properties fo:font-variant="normal" fo:text-transform="none" fo:color="#2d3b45" loext:opacity="100%" fo:letter-spacing="normal" fo:font-style="normal" fo:font-weight="normal" officeooo:rsid="003ed1b6"/>
    </style:style>
    <style:style style:name="T34" style:family="text">
      <style:text-properties fo:font-variant="normal" fo:text-transform="none" fo:color="#2d3b45" loext:opacity="100%" fo:letter-spacing="normal" fo:font-style="normal" fo:font-weight="normal" officeooo:rsid="0040fa17"/>
    </style:style>
    <style:style style:name="T35" style:family="text">
      <style:text-properties fo:font-variant="normal" fo:text-transform="none" fo:color="#2d3b45" loext:opacity="100%" fo:letter-spacing="normal" fo:font-style="normal" fo:font-weight="normal" officeooo:rsid="00434024"/>
    </style:style>
    <style:style style:name="T36" style:family="text">
      <style:text-properties fo:font-variant="normal" fo:text-transform="none" fo:color="#2d3b45" loext:opacity="100%" fo:letter-spacing="normal" fo:font-style="normal" fo:font-weight="normal" officeooo:rsid="00436531"/>
    </style:style>
    <style:style style:name="T37" style:family="text">
      <style:text-properties fo:font-variant="normal" fo:text-transform="none" fo:color="#2d3b45" loext:opacity="100%" fo:letter-spacing="normal" fo:font-style="normal" fo:font-weight="normal" officeooo:rsid="0045d57b"/>
    </style:style>
    <style:style style:name="T38" style:family="text">
      <style:text-properties fo:font-variant="normal" fo:text-transform="none" fo:color="#2d3b45" loext:opacity="100%" fo:letter-spacing="normal" fo:font-style="normal" fo:font-weight="normal" officeooo:rsid="0046f87c"/>
    </style:style>
    <style:style style:name="T39" style:family="text">
      <style:text-properties fo:font-variant="normal" fo:text-transform="none" fo:color="#2d3b45" loext:opacity="100%" fo:letter-spacing="normal" fo:font-style="normal" fo:font-weight="normal" officeooo:rsid="004799ef"/>
    </style:style>
    <style:style style:name="T40" style:family="text">
      <style:text-properties fo:font-variant="normal" fo:text-transform="none" fo:color="#2d3b45" loext:opacity="100%" fo:letter-spacing="normal" fo:font-style="normal" fo:font-weight="normal" officeooo:rsid="00499477"/>
    </style:style>
    <style:style style:name="T41" style:family="text">
      <style:text-properties fo:font-variant="normal" fo:text-transform="none" fo:color="#2d3b45" loext:opacity="100%" fo:letter-spacing="normal" fo:font-style="normal" fo:font-weight="normal" officeooo:rsid="0049f97a"/>
    </style:style>
    <style:style style:name="T42" style:family="text">
      <style:text-properties fo:font-variant="normal" fo:text-transform="none" fo:color="#2d3b45" loext:opacity="100%" fo:letter-spacing="normal" fo:font-style="normal" fo:font-weight="normal" officeooo:rsid="004b258c"/>
    </style:style>
    <style:style style:name="T43" style:family="text">
      <style:text-properties fo:font-variant="normal" fo:text-transform="none" fo:color="#2d3b45" loext:opacity="100%" fo:letter-spacing="normal" fo:font-style="normal" fo:font-weight="normal" officeooo:rsid="004ceb5b"/>
    </style:style>
    <style:style style:name="T44" style:family="text">
      <style:text-properties fo:font-variant="normal" fo:text-transform="none" fo:color="#2d3b45" loext:opacity="100%" fo:letter-spacing="normal" fo:font-style="normal" fo:font-weight="normal" officeooo:rsid="004fb4b4"/>
    </style:style>
    <style:style style:name="T45" style:family="text">
      <style:text-properties fo:font-variant="normal" fo:text-transform="none" fo:color="#2d3b45" loext:opacity="100%" fo:letter-spacing="normal" fo:font-style="normal" fo:font-weight="normal" officeooo:rsid="0050e0a7"/>
    </style:style>
    <style:style style:name="T46" style:family="text">
      <style:text-properties fo:font-variant="normal" fo:text-transform="none" fo:color="#2d3b45" loext:opacity="100%" fo:letter-spacing="normal" fo:font-style="normal" fo:font-weight="normal" officeooo:rsid="0052810e"/>
    </style:style>
    <style:style style:name="T47" style:family="text">
      <style:text-properties fo:font-variant="normal" fo:text-transform="none" fo:color="#2d3b45" loext:opacity="100%" fo:letter-spacing="normal" fo:font-style="normal" fo:font-weight="normal" officeooo:rsid="0053b0ae"/>
    </style:style>
    <style:style style:name="T48" style:family="text">
      <style:text-properties fo:font-variant="normal" fo:text-transform="none" fo:color="#2d3b45" loext:opacity="100%" fo:letter-spacing="normal" fo:font-style="normal" fo:font-weight="normal" officeooo:rsid="00550cb6"/>
    </style:style>
    <style:style style:name="T49" style:family="text">
      <style:text-properties fo:font-variant="normal" fo:text-transform="none" fo:color="#2d3b45" loext:opacity="100%" fo:letter-spacing="normal" fo:font-style="normal" fo:font-weight="normal" officeooo:rsid="0055b9b0"/>
    </style:style>
    <style:style style:name="T50" style:family="text">
      <style:text-properties fo:font-variant="normal" fo:text-transform="none" fo:color="#2d3b45" loext:opacity="100%" fo:letter-spacing="normal" fo:font-style="normal" fo:font-weight="normal" officeooo:rsid="00578711"/>
    </style:style>
    <style:style style:name="T51" style:family="text">
      <style:text-properties fo:font-variant="normal" fo:text-transform="none" fo:color="#2d3b45" loext:opacity="100%" fo:letter-spacing="normal" fo:font-style="normal" fo:font-weight="normal" officeooo:rsid="0058f425"/>
    </style:style>
    <style:style style:name="T52" style:family="text">
      <style:text-properties fo:font-variant="normal" fo:text-transform="none" fo:color="#2d3b45" loext:opacity="100%" fo:letter-spacing="normal" fo:font-style="normal" fo:font-weight="normal" officeooo:rsid="0059088e"/>
    </style:style>
    <style:style style:name="T53" style:family="text">
      <style:text-properties fo:font-variant="normal" fo:text-transform="none" fo:color="#2d3b45" loext:opacity="100%" fo:letter-spacing="normal" fo:font-style="normal" fo:font-weight="normal" officeooo:rsid="005e46d6"/>
    </style:style>
    <style:style style:name="T54" style:family="text">
      <style:text-properties fo:font-variant="normal" fo:text-transform="none" fo:color="#2d3b45" loext:opacity="100%" fo:letter-spacing="normal" fo:font-style="normal" fo:font-weight="normal" officeooo:rsid="0065a2dc"/>
    </style:style>
    <style:style style:name="T55" style:family="text">
      <style:text-properties fo:font-variant="normal" fo:text-transform="none" fo:color="#2d3b45" loext:opacity="100%" fo:letter-spacing="normal" fo:font-style="normal" fo:font-weight="normal" officeooo:rsid="00674eee"/>
    </style:style>
    <style:style style:name="T56" style:family="text">
      <style:text-properties fo:font-variant="normal" fo:text-transform="none" fo:color="#2d3b45" loext:opacity="100%" fo:letter-spacing="normal" fo:font-style="normal" fo:font-weight="normal" officeooo:rsid="006893d5"/>
    </style:style>
    <style:style style:name="T57" style:family="text">
      <style:text-properties fo:font-variant="normal" fo:text-transform="none" fo:color="#2d3b45" loext:opacity="100%" fo:letter-spacing="normal" fo:font-style="normal" fo:font-weight="normal" officeooo:rsid="00697bb6"/>
    </style:style>
    <style:style style:name="T58" style:family="text">
      <style:text-properties fo:font-variant="normal" fo:text-transform="none" fo:color="#2d3b45" loext:opacity="100%" fo:letter-spacing="normal" fo:font-style="normal" fo:font-weight="normal" officeooo:rsid="006adc02"/>
    </style:style>
    <style:style style:name="T59" style:family="text">
      <style:text-properties fo:font-variant="normal" fo:text-transform="none" fo:color="#2d3b45" loext:opacity="100%" fo:letter-spacing="normal" fo:font-style="italic" fo:font-weight="normal" style:font-style-asian="italic" style:font-style-complex="italic"/>
    </style:style>
    <style:style style:name="T60" style:family="text">
      <style:text-properties fo:font-variant="normal" fo:text-transform="none" fo:color="#2d3b45" loext:opacity="100%" fo:letter-spacing="normal" fo:font-style="italic" fo:font-weight="normal" officeooo:rsid="0023e7b9" style:font-style-asian="italic" style:font-style-complex="italic"/>
    </style:style>
    <style:style style:name="T61" style:family="text">
      <style:text-properties fo:font-variant="normal" fo:text-transform="none" fo:color="#2d3b45" loext:opacity="100%" fo:font-size="16pt" fo:letter-spacing="normal" fo:font-style="normal" fo:font-weight="normal" officeooo:rsid="005e46d6" style:font-size-asian="16pt" style:font-size-complex="16pt"/>
    </style:style>
    <style:style style:name="T62" style:family="text">
      <style:text-properties fo:font-variant="normal" fo:text-transform="none" fo:color="#2d3b45" loext:opacity="100%" fo:font-size="16pt" fo:letter-spacing="normal" fo:font-style="normal" fo:font-weight="bold" officeooo:rsid="005e46d6" style:font-size-asian="16pt" style:font-weight-asian="bold" style:font-size-complex="16pt" style:font-weight-complex="bold"/>
    </style:style>
    <style:style style:name="T63" style:family="text">
      <style:text-properties fo:font-variant="normal" fo:text-transform="none" fo:color="#e03e2d" loext:opacity="100%" fo:letter-spacing="normal" fo:font-style="normal" fo:font-weight="normal"/>
    </style:style>
    <style:style style:name="T64" style:family="text">
      <style:text-properties fo:font-variant="normal" fo:text-transform="none" fo:color="#c9211e" loext:opacity="100%" fo:letter-spacing="normal" fo:font-style="normal" fo:font-weight="normal"/>
    </style:style>
    <style:style style:name="T65" style:family="text">
      <style:text-properties fo:font-variant="normal" fo:text-transform="none" fo:color="#c9211e" loext:opacity="100%" fo:letter-spacing="normal" fo:font-style="normal" fo:font-weight="normal" officeooo:rsid="0023e7b9"/>
    </style:style>
    <style:style style:name="T66" style:family="text">
      <style:text-properties fo:font-variant="normal" fo:text-transform="none" fo:color="#c9211e" loext:opacity="100%" fo:letter-spacing="normal" fo:font-style="normal" fo:font-weight="normal" officeooo:rsid="002488ee"/>
    </style:style>
    <style:style style:name="T67" style:family="text">
      <style:text-properties fo:font-variant="normal" fo:text-transform="none" fo:color="#c9211e" loext:opacity="100%" fo:letter-spacing="normal" fo:font-style="normal" fo:font-weight="normal" officeooo:rsid="0025c794"/>
    </style:style>
    <style:style style:name="T68" style:family="text">
      <style:text-properties fo:font-variant="normal" fo:text-transform="none" fo:color="#c9211e" loext:opacity="100%" fo:letter-spacing="normal" fo:font-style="normal" fo:font-weight="normal" officeooo:rsid="002685c5"/>
    </style:style>
    <style:style style:name="T69" style:family="text">
      <style:text-properties fo:font-variant="normal" fo:text-transform="none" fo:color="#c9211e" loext:opacity="100%" fo:letter-spacing="normal" fo:font-style="normal" fo:font-weight="normal" officeooo:rsid="0029d078" style:font-style-asian="normal" style:font-style-complex="normal"/>
    </style:style>
    <style:style style:name="T70" style:family="text">
      <style:text-properties fo:font-variant="normal" fo:text-transform="none" fo:color="#c9211e" loext:opacity="100%" fo:letter-spacing="normal" fo:font-style="normal" fo:font-weight="normal" officeooo:rsid="0026c0fe"/>
    </style:style>
    <style:style style:name="T71" style:family="text">
      <style:text-properties fo:font-variant="normal" fo:text-transform="none" fo:color="#c9211e" loext:opacity="100%" fo:letter-spacing="normal" fo:font-style="normal" fo:font-weight="normal" officeooo:rsid="002aa7c5"/>
    </style:style>
    <style:style style:name="T72" style:family="text">
      <style:text-properties fo:font-variant="normal" fo:text-transform="none" fo:color="#c9211e" loext:opacity="100%" fo:letter-spacing="normal" fo:font-style="normal" fo:font-weight="normal" officeooo:rsid="002ab104"/>
    </style:style>
    <style:style style:name="T73" style:family="text">
      <style:text-properties fo:font-variant="normal" fo:text-transform="none" fo:color="#c9211e" loext:opacity="100%" fo:letter-spacing="normal" fo:font-style="normal" fo:font-weight="normal" officeooo:rsid="00349eaf"/>
    </style:style>
    <style:style style:name="T74" style:family="text">
      <style:text-properties officeooo:rsid="003b1c66"/>
    </style:style>
    <style:style style:name="T75" style:family="text">
      <style:text-properties fo:font-style="italic"/>
    </style:style>
    <style:style style:name="T76" style:family="text">
      <style:text-properties officeooo:rsid="005e46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ext:tab/></text:span><text:span text:style-name="T62">The Meaning or Nihilism of Chapter Titles in The Peripheral</text:span></text:p>
      <text:p text:style-name="P8"><text:span text:style-name="T2"><text:tab/>What are the meaning of the</text:span><text:span text:style-name="T1"> chapter titles of </text:span><text:span text:style-name="T59">The Peripheral (2015)</text:span><text:span text:style-name="T1"> by William Gibson? </text:span><text:span text:style-name="T3">My fellow English</text:span><text:span text:style-name="T4"> students </text:span><text:span text:style-name="T5">hypothesized </text:span><text:span text:style-name="T6">theories of exposure where The Haptics, Death Cookie and Double Dickage</text:span><text:span text:style-name="T5">, </text:span><text:span text:style-name="T6">were like a mystic premonition of events that followed. Other students saw no meaning: The God Club and Double Dickage, being catchy headlines. </text:span><text:span text:style-name="T8">Yet, some headings were </text:span><text:span text:style-name="T7">nondescript words </text:span><text:span text:style-name="T8">which punched holes in theories, serving an unspecific purpose: Dragonflies, Up There, Double Dickage.</text:span><text:span text:style-name="T7"> </text:span><text:span text:style-name="T9">The </text:span><text:span text:style-name="T54">fundamental</text:span><text:span text:style-name="T9"> theories of</text:span><text:span text:style-name="T60"> The Peripheral</text:span><text:span text:style-name="T11"> chapter title meanings</text:span><text:span text:style-name="T60"> </text:span><text:span text:style-name="T9">(English class theories in </text:span><text:span text:style-name="T65">rubricated text</text:span><text:span text:style-name="T28">, </text:span><text:span text:style-name="T73">Class 2023</text:span><text:span text:style-name="T9">), </text:span><text:span text:style-name="T23">summarized</text:span><text:span text:style-name="T9">:</text:span></text:p>
      <text:p text:style-name="P2"><text:span text:style-name="T2">1. </text:span><text:span text:style-name="T66">Preemptive exposure</text:span><text:span text:style-name="T19">: </text:span><text:span text:style-name="T30">The titles </text:span><text:span text:style-name="T31">both foreshadow and familiarize the reader to the concepts that occur in the chapter. </text:span><text:span text:style-name="T23">“</text:span><text:span text:style-name="T70">Death Cookie is relevant to the chapter because that is how Rainey describes Daedra’s poisoned skin and connects to the way Daedra kills the Boss Patcher in chapter eight</text:span><text:span text:style-name="T22">.”</text:span></text:p>
      <text:p text:style-name="P2"><text:span text:style-name="T2">2. </text:span><text:span text:style-name="T67">Alternating viewpoint</text:span><text:span text:style-name="T20">: </text:span><text:span text:style-name="T30">Each title tells the viewpoint of either Flynn Fisher or Wilf Netherton </text:span><text:span text:style-name="T55">regarding</text:span><text:span text:style-name="T30"> their setting. </text:span><text:span text:style-name="T12">“.</text:span><text:span text:style-name="T69">..make sense only in their respective time and space. For instance, a Tarantula, the trike Conner drives, would not necessarily be something Wilf would know…</text:span><text:span text:style-name="T12">”.</text:span></text:p>
      <text:p text:style-name="P2"><text:span text:style-name="T2">3. </text:span><text:span text:style-name="T68">No meaning</text:span><text:span text:style-name="T21">: </text:span><text:span text:style-name="T30">Titles</text:span><text:span text:style-name="T27"> capture the reader’s attention but they do not have a deeper meaning in relation to the plot.</text:span><text:span text:style-name="T21"> </text:span><text:span text:style-name="T23">“</text:span><text:span text:style-name="T71">They function to capture the reader’s interest by frequently using unfamiliar terms or unfamiliar phrases, and then to different degrees the chapter will than provide the terms or phrases in context</text:span><text:span text:style-name="T23">”.</text:span></text:p>
      <text:p text:style-name="P3"><text:span text:style-name="T1">4. </text:span><text:span text:style-name="T64">Sorting </text:span><text:span text:style-name="T72">e</text:span><text:span text:style-name="T64">xercise</text:span><text:span text:style-name="T1">: </text:span><text:span text:style-name="T31">The t</text:span><text:span text:style-name="T30">itles are all interconnected, </text:span><text:span text:style-name="T31">its initial meaning revised depending on the place in the novel.</text:span><text:span text:style-name="T1"> “</text:span><text:span text:style-name="T63">The title is the keyword in a sorting exercise, and the book requires you to keep thinking about how it relates to the chapters, modifying the definition as you go; the novel undermines its initial linkage between the chapter title and a semblance of clarity regarding its meaning”.</text:span></text:p>
      <text:p text:style-name="P13"><text:span text:style-name="T2"><text:tab/></text:span><text:span text:style-name="T32">The </text:span><text:span text:style-name="T1">Preemptive exposure </text:span><text:span text:style-name="T32">theory works because the titles convey a visceral expression in the cases of Double Dickage which prepare us like an appetizer of what </text:span><text:span text:style-name="T56">is coming</text:span><text:span text:style-name="T32">. It works best proactively, titles like Patchers (Gibson 16) and The House of Love (Gibson 116) setting the tone and location for the rest of the chapter. </text:span><text:span text:style-name="T33">It would not be a hasty generalization to state that the action of most chapters are visually summarized by their title, but there are some instances where the theory is not applicable. </text:span><text:span text:style-name="T34">In Easy Ice (Gibson 49), although the title summarizes Flynn’s story, the true context of the title is not understood until the action unfolds </text:span><text:soft-page-break/><text:span text:style-name="T34">later with the murder of Aelita in Anything Nice (Gibson 56). </text:span><text:span text:style-name="T35">Another example is Aquamarine Duct Tape (Gibson 71) where although </text:span><text:span text:style-name="T36">we understand that Leon and Burton like to tag their drones with the tape, it isn’t until </text:span><text:span text:style-name="T37">Red Green Blue (Gibson 302), that we feel relief when we see Macon’s bug with Aquamarine colors saving Flynn</text:span><text:span text:style-name="T36">. </text:span></text:p>
      <text:p text:style-name="P4"><text:span text:style-name="T22"><text:tab/>A</text:span><text:span text:style-name="T1">lternating viewpoint </text:span><text:span text:style-name="T26">works </text:span><text:span text:style-name="T57">because of</text:span><text:span text:style-name="T26"> circular reasoning</text:span><text:span text:style-name="T1">. </text:span><text:span text:style-name="T29">Because w</text:span><text:span text:style-name="T1">e only</text:span><text:span text:style-name="T10"> experience the novel through the perspectives of Flynn Fisher and Wilf Netherton, </text:span><text:span text:style-name="T13">therefore the chapter titles alternate in time in place in relation to the two main characters. </text:span><text:span text:style-name="T15">The theory works because </text:span><text:span text:style-name="T16">initially the story lines of </text:span><text:span text:style-name="T15">Flynn </text:span><text:span text:style-name="T16">and Netherton are separated until converging in Grifter (Gibson 81).</text:span><text:span text:style-name="T15"> </text:span><text:span text:style-name="T13"><text:s/></text:span><text:span text:style-name="T14">However in </text:span><text:span text:style-name="T16">Anathema</text:span><text:span text:style-name="T14"> and Hermès, Wilf lacks knowledge of the chapter title,</text:span><text:span text:style-name="T16"> “anathema” which is</text:span><text:span text:style-name="T14"> </text:span><text:span text:style-name="T16">a disliked object, being Ash’s middle name</text:span><text:span text:style-name="T14"> </text:span><text:span text:style-name="T16">(Gibson 92) </text:span><text:span text:style-name="T14">and asking Ash what is Hermès </text:span><text:span text:style-name="T16">(Gibson 128)</text:span><text:span text:style-name="T14">, </text:span><text:span text:style-name="T15"><text:s/>titles neither known by him or Flynn. </text:span><text:span text:style-name="T17">Similarly, as Flynn gains more knowledge of Netherton’s world, the theory </text:span><text:span text:style-name="T18">falls</text:span><text:span text:style-name="T17"> apart in Wheelie Boy (Gibson 316) as both characters worlds are brought together and also in The Jackpot (Gibson 79) where Flynn discuss the apocalyptic event where Flynn’s world ended and Netherton’s began.</text:span></text:p>
      <text:p text:style-name="P4"><text:span text:style-name="T1"><text:tab/>No meaning is a</text:span><text:span text:style-name="T23">nother theory </text:span><text:span text:style-name="T24">that lacks depth, </text:span><text:span text:style-name="T36">mainly </text:span><text:span text:style-name="T58">because of </text:span><text:span text:style-name="T24">an appeal to lack of evidence </text:span><text:span text:style-name="T25">and a hasty generalization</text:span><text:span text:style-name="T24">. </text:span><text:span text:style-name="T46">It works in some capacity because </text:span><text:span text:style-name="T47">Cottonwood </text:span><text:span text:style-name="T48">(</text:span><text:span text:style-name="T49">Gibson 65)</text:span><text:span text:style-name="T47">, </text:span><text:span text:style-name="T48">Grifter (</text:span><text:span text:style-name="T49">Gibson </text:span><text:span text:style-name="T48">81</text:span><text:span text:style-name="T49">) have an aura of random mystique </text:span><text:span text:style-name="T50">and the action in the titles being better summarized by “Gravely, Trike” to describe Flynn’s bar encounter with Connor or “First Contact” in describing Flynn’s first meeting with Netherton.</text:span><text:span text:style-name="T46"> </text:span><text:span text:style-name="T51">We later discover the significance in these titles in Soho Square (Gibson 344) as Flynn walks along the Greenway, the artificial and young trees of the future contrasting with the ancient Cottonwoods of the past. The other being </text:span><text:span text:style-name="T52">Bullshit Artist (Gibson 171), Imposter Syndrome (Gibson 230) and eventually Apollinaris Water (Gibson 383), showing Wilf Netherton’s character development from an initially sketch looking individual and bullshit artist who habitually lies and drinks to deal with his depression to opening up to Flynn about The Jackpot, becoming an altruistic character who tries his best not to deal with his demons through alcohol.</text:span></text:p>
      <text:p text:style-name="P11"><text:span text:style-name="T23"><text:tab/>S</text:span><text:span text:style-name="T1">orting exercise </text:span><text:span text:style-name="T32">has the meaning of organizing unstructured data, “...effective, finite, and deterministic problem solving methods or can be described as procedures for solving problems…” (Yohannis and Prabowo). This theory is applicable </text:span><text:span text:style-name="T37">with a second read, when analyzing titles retroactively rather than proactively and in the moment</text:span><text:span text:style-name="T32">. </text:span><text:span text:style-name="T38">The deeper meaning which the Preemptive exposure theory couldn’t </text:span><text:span text:style-name="T39">address in Tarantula (Gibson 37) and Static In Your Bones (Gibson 431) </text:span><text:span text:style-name="T40">isn’t felt much later until respectively Dead Old Boys (Gibson 115) with the </text:span><text:span text:style-name="T41">investigated vehicle being Connor’s trike (Gibson 115) and </text:span><text:span text:style-name="T42">Celebration of Life</text:span><text:span text:style-name="T41"> (Gibson </text:span><text:span text:style-name="T42">454) when Lowbeer’s secret bone static communication is revealed.</text:span><text:span text:style-name="T43"> However, like </text:span><text:soft-page-break/><text:span text:style-name="T43">the No meaning theory, this one appeals to a lack of evidence and assumes the opposite that everything has a meaning. </text:span><text:span text:style-name="T44">The theory struggles with titles that are adjectives: Headless (Gibson 143) and Perversely Difficulty (Gibson 189) </text:span><text:span text:style-name="T45">because these are descriptions of one-off events that are better explained in the moment by either the Preemptive exposure or No meaning theories.</text:span></text:p>
      <text:p text:style-name="P12"><text:span text:style-name="T1"><text:tab/></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Works Cited</text:p>
      <text:p text:style-name="P1"/>
      <text:p text:style-name="P1">Gibson, William. The Peripheral: Now a Major New TV Series With Amazon Prime. Penguin UK, 2014.</text:p>
      <text:p text:style-name="P1"/>
      <text:p text:style-name="P1">Class 2023, ENGL101-42537 (F2F) Critical Reasoning: Fiction, Chapter Titles so Deeply Questioned <text:span text:style-name="T74">In-Class </text:span>Discussion.</text:p>
      <text:p text:style-name="P14"/>
      <text:p text:style-name="P14">Yohannis, Alfa, and Yulius Denny Prabowo. “Sort Attack: Visualization and Gamification of Sorting Algorithm Learning.” <text:span text:style-name="T75">International Conference on Games and Virtual Worlds for Serious Applications</text:span>, Sept. 2015, <text:a xlink:type="simple" xlink:href="https://doi.org/10.1109/vs-games.2015.7295785" text:style-name="Internet_20_link" text:visited-style-name="Visited_20_Internet_20_Link">https://doi.org/10.1109/vs-games.2015.7295785</text:a>, <text:a xlink:type="simple" xlink:href="https://www.researchgate.net/publication/282854233_Sort_Attack_Visualization_and_Gamification_of_Sorting_Algorithm_Learning" text:style-name="Internet_20_link" text:visited-style-name="Visited_20_Internet_20_Link">https://www.researchgate.net/publication/282854233_Sort_Attack_Visualization_and_Gamification_of_Sorting_Algorithm_Learning</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5e46d6"/>
    </style:style>
    <style:style style:name="MT1" style:family="text">
      <style:text-properties officeooo:rsid="005e46d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bert Nguyen</text:span></text:p>
        <text:p text:style-name="MP1">ENGL101-42537 (F2F) Critical Reasoning: Fiction</text:p>
        <text:p text:style-name="MP1">Chapter Titles So Deeply Questioned</text:p>
        <text:p text:style-name="MP1"><text:page-number text:select-page="current">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07:38:57.733000000</meta:creation-date>
    <dc:date>2023-03-16T14:04:57.103000000</dc:date>
    <meta:editing-duration>PT6H24M6S</meta:editing-duration>
    <meta:editing-cycles>76</meta:editing-cycles>
    <meta:generator>LibreOffice/7.4.4.2$Windows_X86_64 LibreOffice_project/85569322deea74ec9134968a29af2df5663baa21</meta:generator>
    <meta:document-statistic meta:table-count="0" meta:image-count="0" meta:object-count="0" meta:page-count="4" meta:paragraph-count="19" meta:word-count="1028" meta:character-count="6737" meta:non-whitespace-character-count="5717"/>
  </office:meta>
</office:document-meta>
</file>